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ato" svg:font-family="Lato, proxima-nova, 'Helvetica Neue', Arial, sans-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 style:list-style-name="L1">
      <style:text-properties style:text-underline-style="none"/>
    </style:style>
    <style:style style:name="P5" style:family="paragraph" style:parent-style-name="Standard" style:list-style-name="L1">
      <style:text-properties fo:font-variant="normal" fo:text-transform="none" fo:color="#404040" style:font-name="Lato" fo:font-size="12pt" fo:letter-spacing="normal" fo:font-style="normal" style:text-underline-style="none" fo:font-weight="normal"/>
    </style:style>
    <style:style style:name="T1" style:family="text">
      <style:text-properties fo:font-variant="normal" fo:text-transform="none" fo:color="#404040" style:font-name="Lato" fo:font-size="12pt" fo:letter-spacing="normal" fo:font-style="normal" fo:font-weight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ject detection using Tensorflow – 1.15:</text:p>
      <text:p text:style-name="P2"/>
      <text:list xml:id="list9173482275136454655" text:style-name="L1">
        <text:list-item>
          <text:p text:style-name="P4">Setup the object detection environment with python version 3.6.</text:p>
        </text:list-item>
        <text:list-item>
          <text:p text:style-name="P4">Refer this link for procedure <text:a xlink:type="simple" xlink:href="https://tensorflow-object-detection-api-tutorial.readthedocs.io/en/tensorflow-1.14/" text:style-name="Internet_20_link" text:visited-style-name="Visited_20_Internet_20_Link">https://tensorflow-object-detection-api-tutorial.readthedocs.io/en/tensorflow-1.14/</text:a></text:p>
        </text:list-item>
        <text:list-item>
          <text:p text:style-name="P4">Installation prerequisite : pip install tensorflow==1.15, <text:span text:style-name="T1">pillow</text:span> , <text:span text:style-name="T1">lxml, jupyter, matplotlib, opencv, pathlib.</text:span></text:p>
        </text:list-item>
        <text:list-item>
          <text:p text:style-name="P4"><text:span text:style-name="T1">Download the tensorflow/model from the link </text:span><text:a xlink:type="simple" xlink:href="https://github.com/tensorflow/models/tree/r1.13.0" text:style-name="Internet_20_link" text:visited-style-name="Visited_20_Internet_20_Link">https://github.com/tensorflow/models/tree/r1.13.0</text:a></text:p>
        </text:list-item>
        <text:list-item>
          <text:p text:style-name="P5">Insert train images E:\object_detection\fruit_image_OD\research\object_detection\train_images</text:p>
        </text:list-item>
        <text:list-item>
          <text:p text:style-name="P5">Insert test images<text:tab/> imagesE:\object_detection\fruit_image_OD\research\object_detection\test_images</text:p>
        </text:list-item>
        <text:list-item>
          <text:p text:style-name="P5">convert XML_to_CSV and TF.Records for both train and test images using the code in XML_CSV</text:p>
        </text:list-item>
        <text:list-item>
          <text:p text:style-name="P5">create label map.pbtx file and insert in training folder</text:p>
        </text:list-item>
        <text:list-item>
          <text:p text:style-name="P5">Take the model config file from below path and paste it in the training folder E:\object_detection\fruit_image_OD\research\object_detection\samples\configs here we are using faster rcnn</text:p>
        </text:list-item>
        <text:list-item>
          <text:p text:style-name="P5"><text:s/>Edit the config file add num_classes, path and labels in the file</text:p>
        </text:list-item>
        <text:list-item>
          <text:p text:style-name="P5">don't remove the files in faster_rcnn_inception_v2_coco_2018_01_28</text:p>
        </text:list-item>
        <text:list-item>
          <text:p text:style-name="P5">then set the path in cmd.train and follow the commands in cmd.train</text:p>
        </text:list-item>
        <text:list-item>
          <text:p text:style-name="P5"/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ato" svg:font-family="Lato, proxima-nova, 'Helvetica Neue', Arial, sans-serif"/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07-29T17:26:18.68</meta:creation-date>
    <dc:date>2022-08-04T12:09:30.92</dc:date>
    <meta:editing-duration>P5DT13H15M47S</meta:editing-duration>
    <meta:editing-cycles>7</meta:editing-cycles>
    <meta:generator>OpenOffice/4.1.5$Win32 OpenOffice.org_project/415m1$Build-9789</meta:generator>
    <meta:document-statistic meta:table-count="0" meta:image-count="0" meta:object-count="0" meta:page-count="1" meta:paragraph-count="13" meta:word-count="137" meta:character-count="1168"/>
  </office:meta>
</office:document-meta>
</file>